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17ff373"/>
    </style:style>
    <style:style style:name="T21" style:family="text">
      <style:text-properties officeooo:rsid="02552e66"/>
    </style:style>
    <style:style style:name="T22" style:family="text">
      <style:text-properties officeooo:rsid="02a4e322"/>
    </style:style>
    <style:style style:name="T23" style:family="text">
      <style:text-properties officeooo:rsid="02b315e6"/>
    </style:style>
    <style:style style:name="T24" style:family="text">
      <style:text-properties officeooo:rsid="02eb4747"/>
    </style:style>
    <style:style style:name="T25" style:family="text">
      <style:text-properties officeooo:rsid="0297bf7a"/>
    </style:style>
    <style:style style:name="T26" style:family="text">
      <style:text-properties officeooo:rsid="03152454"/>
    </style:style>
    <style:style style:name="T27" style:family="text">
      <style:text-properties officeooo:rsid="0321a075"/>
    </style:style>
    <style:style style:name="T28" style:family="text">
      <style:text-properties officeooo:rsid="03328812"/>
    </style:style>
    <style:style style:name="T29" style:family="text">
      <style:text-properties officeooo:rsid="0337a579"/>
    </style:style>
    <style:style style:name="T30" style:family="text">
      <style:text-properties officeooo:rsid="03573000"/>
    </style:style>
    <style:style style:name="T31" style:family="text">
      <style:text-properties officeooo:rsid="0358fc3a"/>
    </style:style>
    <style:style style:name="T32" style:family="text">
      <style:text-properties officeooo:rsid="035bf411"/>
    </style:style>
    <style:style style:name="T33" style:family="text">
      <style:text-properties officeooo:rsid="035c42dc"/>
    </style:style>
    <style:style style:name="T34" style:family="text">
      <style:text-properties officeooo:rsid="0367e11b"/>
    </style:style>
    <style:style style:name="T35" style:family="text">
      <style:text-properties officeooo:rsid="036d2120"/>
    </style:style>
    <style:style style:name="T36" style:family="text">
      <style:text-properties officeooo:rsid="037bea4f"/>
    </style:style>
    <style:style style:name="T37" style:family="text">
      <style:text-properties officeooo:rsid="037cf003"/>
    </style:style>
    <style:style style:name="T38" style:family="text">
      <style:text-properties officeooo:rsid="037ede86"/>
    </style:style>
    <style:style style:name="T39" style:family="text">
      <style:text-properties officeooo:rsid="0381d376"/>
    </style:style>
    <style:style style:name="T40" style:family="text">
      <style:text-properties officeooo:rsid="03854a6f"/>
    </style:style>
    <style:style style:name="T41" style:family="text">
      <style:text-properties officeooo:rsid="0387c6ea"/>
    </style:style>
    <style:style style:name="T42" style:family="text">
      <style:text-properties officeooo:rsid="03880b35"/>
    </style:style>
    <style:style style:name="T43" style:family="text">
      <style:text-properties officeooo:rsid="038f56be"/>
    </style:style>
    <style:style style:name="T44" style:family="text">
      <style:text-properties officeooo:rsid="038f666f"/>
    </style:style>
    <style:style style:name="T45" style:family="text">
      <style:text-properties officeooo:rsid="039148e9"/>
    </style:style>
    <style:style style:name="T46" style:family="text">
      <style:text-properties officeooo:rsid="039315c9"/>
    </style:style>
    <style:style style:name="T47" style:family="text">
      <style:text-properties officeooo:rsid="03943a21"/>
    </style:style>
    <style:style style:name="T48" style:family="text">
      <style:text-properties officeooo:rsid="0394b556"/>
    </style:style>
    <style:style style:name="T49" style:family="text">
      <style:text-properties officeooo:rsid="03991bc7"/>
    </style:style>
    <style:style style:name="T50" style:family="text">
      <style:text-properties officeooo:rsid="039def39"/>
    </style:style>
    <style:style style:name="T51" style:family="text">
      <style:text-properties officeooo:rsid="03aa9022"/>
    </style:style>
    <style:style style:name="T52" style:family="text">
      <style:text-properties officeooo:rsid="03ade3db"/>
    </style:style>
    <style:style style:name="T53" style:family="text">
      <style:text-properties officeooo:rsid="03afa870"/>
    </style:style>
    <style:style style:name="T54" style:family="text">
      <style:text-properties officeooo:rsid="03b1fdb5"/>
    </style:style>
    <style:style style:name="T55" style:family="text">
      <style:text-properties officeooo:rsid="03b2fb78"/>
    </style:style>
    <style:style style:name="T56" style:family="text">
      <style:text-properties officeooo:rsid="03b47e1f"/>
    </style:style>
    <style:style style:name="T57" style:family="text">
      <style:text-properties officeooo:rsid="03b74e28"/>
    </style:style>
    <style:style style:name="T58" style:family="text">
      <style:text-properties officeooo:rsid="03bcc536"/>
    </style:style>
    <style:style style:name="T59" style:family="text">
      <style:text-properties officeooo:rsid="03c2ba5d"/>
    </style:style>
    <style:style style:name="T60" style:family="text">
      <style:text-properties officeooo:rsid="03c3dd20"/>
    </style:style>
    <style:style style:name="T61" style:family="text">
      <style:text-properties officeooo:rsid="03c6573b"/>
    </style:style>
    <style:style style:name="T62" style:family="text">
      <style:text-properties officeooo:rsid="03cb71d6"/>
    </style:style>
    <style:style style:name="T63" style:family="text">
      <style:text-properties officeooo:rsid="03cbca06"/>
    </style:style>
    <style:style style:name="T64" style:family="text">
      <style:text-properties officeooo:rsid="03cd16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">8.</text:span><text:span text:style-name="T26">5.</text:span><text:span text:style-name="T61">6</text:span></text:p>
      <text:p text:style-name="P3">LibreOffice: <text:span text:style-name="T18">7.</text:span><text:span text:style-name="T49">3.</text:span><text:span text:style-name="T58">2</text:span></text:p>
      <text:p text:style-name="P3">Thunderbird: <text:span text:style-name="T30">91.</text:span><text:span text:style-name="T59">8.</text:span><text:span text:style-name="T62">1</text:span></text:p>
      <text:p text:style-name="P4"><text:span text:style-name="T15">WPS Office: </text:span><text:span text:style-name="T60">4-11</text:span><text:span text:style-name="T54">-22</text:span><text:span text:style-name="T46"> (Download page)</text:span></text:p>
      <text:p text:style-name="P3">VLC: 3.0.<text:span text:style-name="T13">1</text:span><text:span text:style-name="T62">7.3</text:span></text:p>
      <text:p text:style-name="P3">DVDStyler: 3.<text:span text:style-name="T29">2.</text:span><text:span text:style-name="T36">1</text:span></text:p>
      <text:p text:style-name="P3">GIMP: 2.10.<text:span text:style-name="T45">30</text:span></text:p>
      <text:p text:style-name="P3">OpenShot: <text:span text:style-name="T1">2.</text:span><text:span text:style-name="T32">6.</text:span><text:span text:style-name="T34">1</text:span></text:p>
      <text:p text:style-name="P5"><text:span text:style-name="T15">Audacity: </text:span><text:span text:style-name="T22">3.</text:span><text:span text:style-name="T36">1.</text:span><text:span text:style-name="T46">3</text:span></text:p>
      <text:p text:style-name="P3">Paint.net: 4.<text:span text:style-name="T35">3.</text:span><text:span text:style-name="T54">10</text:span></text:p>
      <text:p text:style-name="P3">MakeMKV: 1.1<text:span text:style-name="T25">6.</text:span><text:span text:style-name="T51">7</text:span></text:p>
      <text:p text:style-name="P6">SMPlayer: <text:span text:style-name="T9">2</text:span><text:span text:style-name="T52">2.2.0</text:span></text:p>
      <text:p text:style-name="P7">Kdenlive: <text:span text:style-name="T14">2</text:span><text:span text:style-name="T24">1.</text:span><text:span text:style-name="T44">12.</text:span><text:span text:style-name="T54">3</text:span></text:p>
      <text:p text:style-name="P8">Ubuntu Server: 2<text:span text:style-name="T63">2.04</text:span></text:p>
      <text:p text:style-name="P3">Fedora: 3<text:span text:style-name="T37">5</text:span></text:p>
      <text:p text:style-name="P9"><text:span text:style-name="T16">CloudReady </text:span><text:span text:style-name="T8">(Image)</text:span><text:span text:style-name="T16">: </text:span><text:span text:style-name="T33">9</text:span><text:span text:style-name="T53">6.</text:span><text:span text:style-name="T56">4.</text:span><text:span text:style-name="T60">36</text:span></text:p>
      <text:p text:style-name="P3">Linux Mint: <text:span text:style-name="T17">20.</text:span><text:span text:style-name="T47">3</text:span></text:p>
      <text:p text:style-name="P3">Ubuntu: <text:span text:style-name="T10">2</text:span><text:span text:style-name="T63">2.04</text:span></text:p>
      <text:p text:style-name="P3">CentOS: <text:span text:style-name="T3">7.9.2009</text:span></text:p>
      <text:p text:style-name="P10">Kubuntu: <text:span text:style-name="T11">2</text:span><text:span text:style-name="T63">2.04</text:span></text:p>
      <text:p text:style-name="P11">Manjaro: 2<text:span text:style-name="T23">1.</text:span><text:span text:style-name="T44">2.</text:span><text:span text:style-name="T63">6</text:span></text:p>
      <text:p text:style-name="P12">Arch: <text:span text:style-name="T64">5/1</text:span><text:span text:style-name="T49">/22</text:span></text:p>
      <text:p text:style-name="P13">Debian (Stable): 1<text:span text:style-name="T31">1.</text:span><text:span text:style-name="T57">3.0</text:span></text:p>
      <text:p text:style-name="P14">OpenSuse (Leap): 15.<text:span text:style-name="T27">3</text:span></text:p>
      <text:p text:style-name="P15">Visual Studio: 20<text:span text:style-name="T39">22</text:span></text:p>
      <text:p text:style-name="P16">FileZilla Client: 3.<text:span text:style-name="T20">5</text:span><text:span text:style-name="T60">9</text:span><text:span text:style-name="T50">.0</text:span></text:p>
      <text:p text:style-name="P17">Notepad ++: <text:span text:style-name="T28">8.</text:span><text:span text:style-name="T64">4</text:span></text:p>
      <text:p text:style-name="P17">Brackets: <text:span text:style-name="T41">Pre-Release </text:span><text:span text:style-name="T42">2.0.</text:span><text:span text:style-name="T43">1</text:span></text:p>
      <text:p text:style-name="P17"><text:soft-page-break/>Rufus: 3.<text:span text:style-name="T12">1</text:span><text:span text:style-name="T55">8</text:span></text:p>
      <text:p text:style-name="P18">VirtualBox: 6.<text:span text:style-name="T4">1.</text:span><text:span text:style-name="T40">3</text:span><text:span text:style-name="T63">4</text:span></text:p>
      <text:p text:style-name="P17">Sharex: <text:span text:style-name="T2">13.</text:span><text:span text:style-name="T48">7.0</text:span></text:p>
      <text:p text:style-name="P17">XDM:<text:span text:style-name="T7"> 7.2.1</text:span><text:span text:style-name="T19">1</text:span></text:p>
      <text:p text:style-name="P17">Vivaldi: <text:span text:style-name="T43">5.</text:span><text:span text:style-name="T60">2</text:span></text:p>
      <text:p text:style-name="P17">7-zip: <text:span text:style-name="T6">2</text:span><text:span text:style-name="T21">1.0</text:span><text:span text:style-name="T38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5-01T19:48:11.694834488</dc:date>
    <meta:editing-duration>P2DT3H53M57S</meta:editing-duration>
    <meta:editing-cycles>452</meta:editing-cycles>
    <meta:generator>LibreOffice/7.2.5.1$Linux_X86_64 LibreOffice_project/20$Build-1</meta:generator>
    <meta:document-statistic meta:table-count="0" meta:image-count="0" meta:object-count="0" meta:page-count="2" meta:paragraph-count="35" meta:word-count="84" meta:character-count="608" meta:non-whitespace-character-count="558"/>
  </office:meta>
</office:document-meta>
</file>